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bernatePersonRepository.HibernatePersonRepository( SessionFactory sess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PersonRepository.save(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bernatePersonRepository.findBy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